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6d90" officeooo:paragraph-rsid="000d6d90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rsid="000d6d90" officeooo:paragraph-rsid="000d6d90"/>
    </style:style>
    <style:style style:name="P3" style:family="paragraph" style:parent-style-name="Standard">
      <style:text-properties style:text-underline-style="solid" style:text-underline-type="double" style:text-underline-width="auto" style:text-underline-color="font-color" fo:font-weight="bold" officeooo:rsid="0012f0bf" officeooo:paragraph-rsid="0013679f" style:font-weight-asian="bold" style:font-weight-complex="bold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 fo:font-weight="normal" officeooo:rsid="000d6d90" officeooo:paragraph-rsid="000d6d90" style:font-weight-asian="normal" style:font-weight-complex="normal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 fo:font-weight="normal" officeooo:rsid="0012f0bf" officeooo:paragraph-rsid="00122131" style:font-weight-asian="normal" style:font-weight-complex="normal"/>
    </style:style>
    <style:style style:name="P6" style:family="paragraph" style:parent-style-name="Standard">
      <style:text-properties fo:font-style="italic" style:text-underline-style="none" fo:font-weight="normal" officeooo:rsid="000d6d90" officeooo:paragraph-rsid="000d6d90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style:text-underline-style="none" fo:font-weight="normal" officeooo:rsid="000d6d90" officeooo:paragraph-rsid="00108bfd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style:text-underline-style="none" fo:font-weight="normal" officeooo:rsid="00122131" officeooo:paragraph-rsid="00122131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style:text-underline-style="none" fo:font-weight="bold" officeooo:rsid="00108bfd" officeooo:paragraph-rsid="00108bfd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style:text-underline-style="solid" style:text-underline-width="auto" style:text-underline-color="font-color" fo:font-weight="normal" officeooo:rsid="0013feda" officeooo:paragraph-rsid="0013feda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122131" officeooo:paragraph-rsid="0012213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13feda" officeooo:paragraph-rsid="0013fed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5698c" officeooo:paragraph-rsid="0015698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0d6d90" officeooo:paragraph-rsid="00108bfd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18e542" officeooo:paragraph-rsid="0019a862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19a862" officeooo:paragraph-rsid="0019a862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239f97" officeooo:paragraph-rsid="00239f97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25259c" officeooo:paragraph-rsid="0025259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25c30b" officeooo:paragraph-rsid="0025c30b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25f03a" officeooo:paragraph-rsid="0025f03a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27e17e" officeooo:paragraph-rsid="0027e17e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27ffc2" officeooo:paragraph-rsid="0027ffc2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288b52" officeooo:paragraph-rsid="00288b52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28c294" officeooo:paragraph-rsid="0028c294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2bd8b3" officeooo:paragraph-rsid="002bd8b3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2ce63e" officeooo:paragraph-rsid="002ce63e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2ceddb" officeooo:paragraph-rsid="002ceddb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2ea04f" officeooo:paragraph-rsid="002ea04f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none" fo:font-weight="normal" officeooo:rsid="00302e09" officeooo:paragraph-rsid="00302e09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none" fo:font-weight="normal" officeooo:rsid="00316375" officeooo:paragraph-rsid="00316375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none" fo:font-weight="normal" officeooo:rsid="0033ead6" officeooo:paragraph-rsid="0033ead6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normal" officeooo:rsid="002dc0eb" officeooo:paragraph-rsid="002dc0eb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none" fo:font-weight="normal" officeooo:rsid="0039d5ea" officeooo:paragraph-rsid="0039d5ea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style:text-underline-style="none" fo:font-weight="normal" officeooo:rsid="0039d5ea" officeooo:paragraph-rsid="003acf67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style:text-underline-style="none" fo:font-weight="normal" officeooo:rsid="003d777f" officeooo:paragraph-rsid="003d777f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style:text-underline-style="none" fo:font-weight="bold" officeooo:rsid="0019a862" officeooo:paragraph-rsid="0019a862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style:text-underline-style="none" fo:font-weight="bold" officeooo:rsid="00288b52" officeooo:paragraph-rsid="00288b52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style="normal" style:text-underline-style="none" fo:font-weight="bold" officeooo:rsid="002ceddb" officeooo:paragraph-rsid="002ceddb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style:text-underline-style="none" fo:font-weight="bold" officeooo:rsid="002dc0eb" officeooo:paragraph-rsid="002dc0eb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style:text-underline-style="none" fo:font-weight="bold" officeooo:rsid="0033ead6" officeooo:paragraph-rsid="0033ead6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normal" style:text-underline-style="none" fo:font-weight="bold" officeooo:rsid="0036e661" officeooo:paragraph-rsid="0036e661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style:text-underline-style="none" fo:font-weight="bold" officeooo:rsid="0039d5ea" officeooo:paragraph-rsid="0039d5ea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style:text-underline-style="solid" style:text-underline-type="double" style:text-underline-width="auto" style:text-underline-color="font-color" fo:font-weight="normal" officeooo:rsid="000d6d90" officeooo:paragraph-rsid="0019a862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style:text-underline-style="solid" style:text-underline-type="double" style:text-underline-width="auto" style:text-underline-color="font-color" fo:font-weight="normal" officeooo:rsid="0017da5a" officeooo:paragraph-rsid="0019a862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solid" style:text-underline-type="double" style:text-underline-width="auto" style:text-underline-color="font-color" fo:font-weight="normal" officeooo:rsid="0018e542" officeooo:paragraph-rsid="0019a862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solid" style:text-underline-type="double" style:text-underline-width="auto" style:text-underline-color="font-color" fo:font-weight="normal" officeooo:rsid="0019a862" officeooo:paragraph-rsid="0019a862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solid" style:text-underline-type="double" style:text-underline-width="auto" style:text-underline-color="font-color" fo:font-weight="bold" officeooo:rsid="001b8869" officeooo:paragraph-rsid="001b8869" style:font-style-asian="normal" style:font-weight-asian="bold" style:font-style-complex="normal" style:font-weight-complex="bold"/>
    </style:style>
    <style:style style:name="P48" style:family="paragraph" style:parent-style-name="Standard">
      <style:text-properties style:text-underline-style="none" fo:font-weight="bold" officeooo:rsid="00122131" officeooo:paragraph-rsid="00122131" style:font-weight-asian="bold" style:font-weight-complex="bold"/>
    </style:style>
    <style:style style:name="P49" style:family="paragraph" style:parent-style-name="Standard">
      <style:text-properties style:text-underline-style="none" fo:font-weight="bold" officeooo:rsid="00239f97" officeooo:paragraph-rsid="00239f97" style:font-weight-asian="bold" style:font-weight-complex="bold"/>
    </style:style>
    <style:style style:name="P50" style:family="paragraph" style:parent-style-name="Standard">
      <style:text-properties style:text-underline-style="none" fo:font-weight="normal" officeooo:rsid="0012f0bf" officeooo:paragraph-rsid="0012f0bf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12f0bf" officeooo:paragraph-rsid="0013679f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13679f" officeooo:paragraph-rsid="0013679f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13e0eb" officeooo:paragraph-rsid="0013e0eb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0d6d90" officeooo:paragraph-rsid="000d6d90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122131" officeooo:paragraph-rsid="00122131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239f97" officeooo:paragraph-rsid="00239f97" style:font-weight-asian="normal" style:font-weight-complex="normal"/>
    </style:style>
    <style:style style:name="P57" style:family="paragraph" style:parent-style-name="Standard">
      <style:paragraph-properties>
        <style:tab-stops>
          <style:tab-stop style:position="4.657cm"/>
        </style:tab-stops>
      </style:paragraph-properties>
      <style:text-properties style:text-underline-style="none" fo:font-weight="normal" officeooo:rsid="00239f97" officeooo:paragraph-rsid="00239f97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3d777f" officeooo:paragraph-rsid="003d777f" style:font-weight-asian="normal" style:font-weight-complex="normal"/>
    </style:style>
    <style:style style:name="P59" style:family="paragraph" style:parent-style-name="Standard">
      <style:text-properties style:text-underline-style="none" officeooo:rsid="000d6d90" officeooo:paragraph-rsid="000d6d90"/>
    </style:style>
    <style:style style:name="P60" style:family="paragraph" style:parent-style-name="Standard">
      <style:text-properties officeooo:rsid="001c35b8" officeooo:paragraph-rsid="001fc68c"/>
    </style:style>
    <style:style style:name="P61" style:family="paragraph" style:parent-style-name="Standard">
      <style:text-properties style:text-underline-style="solid" style:text-underline-width="auto" style:text-underline-color="font-color" fo:font-weight="bold" officeooo:rsid="0013679f" officeooo:paragraph-rsid="0013679f" style:font-weight-asian="bold" style:font-weight-complex="bold"/>
    </style:style>
    <style:style style:name="P62" style:family="paragraph" style:parent-style-name="Standard">
      <style:text-properties style:text-underline-style="solid" style:text-underline-width="auto" style:text-underline-color="font-color" fo:font-weight="bold" officeooo:rsid="003d777f" officeooo:paragraph-rsid="003d777f" style:font-weight-asian="bold" style:font-weight-complex="bold"/>
    </style:style>
    <style:style style:name="P63" style:family="paragraph" style:parent-style-name="Standard">
      <style:text-properties officeooo:paragraph-rsid="0039d5ea"/>
    </style:style>
    <style:style style:name="P64" style:family="paragraph" style:parent-style-name="Standard">
      <style:paragraph-properties fo:break-before="page"/>
      <style:text-properties fo:font-style="normal" style:text-underline-style="none" fo:font-weight="normal" officeooo:rsid="0027ffc2" officeooo:paragraph-rsid="0027ffc2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break-before="page"/>
      <style:text-properties fo:font-style="normal" style:text-underline-style="none" fo:font-weight="normal" officeooo:rsid="002dc0eb" officeooo:paragraph-rsid="002dc0eb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break-before="page"/>
      <style:text-properties fo:font-style="normal" style:text-underline-style="none" fo:font-weight="normal" officeooo:rsid="0018e542" officeooo:paragraph-rsid="00173d91" style:font-style-asian="normal" style:font-weight-asian="normal" style:font-style-complex="normal" style:font-weight-complex="normal"/>
    </style:style>
    <style:style style:name="P67" style:family="paragraph" style:parent-style-name="Text_20_body">
      <style:text-properties officeooo:rsid="0025c30b" officeooo:paragraph-rsid="0025c30b"/>
    </style:style>
    <style:style style:name="P68" style:family="paragraph" style:parent-style-name="Text_20_body">
      <style:text-properties officeooo:rsid="002ce63e" officeooo:paragraph-rsid="002ce63e"/>
    </style:style>
    <style:style style:name="P69" style:family="paragraph" style:parent-style-name="Standard" style:list-style-name="L1">
      <style:text-properties style:text-underline-style="none" fo:font-weight="normal" officeooo:rsid="001c35b8" officeooo:paragraph-rsid="001c35b8" style:font-weight-asian="normal" style:font-weight-complex="normal"/>
    </style:style>
    <style:style style:name="P70" style:family="paragraph" style:parent-style-name="Standard" style:list-style-name="L1">
      <style:text-properties style:text-underline-style="none" fo:font-weight="normal" officeooo:rsid="001d2fd7" officeooo:paragraph-rsid="001d2fd7" style:font-weight-asian="normal" style:font-weight-complex="normal"/>
    </style:style>
    <style:style style:name="P71" style:family="paragraph" style:parent-style-name="Standard" style:list-style-name="L1">
      <style:text-properties officeooo:rsid="001d2fd7" officeooo:paragraph-rsid="001d2fd7"/>
    </style:style>
    <style:style style:name="P72" style:family="paragraph" style:parent-style-name="Standard" style:list-style-name="L1">
      <style:text-properties officeooo:rsid="001fc68c" officeooo:paragraph-rsid="001fc68c"/>
    </style:style>
    <style:style style:name="P73" style:family="paragraph" style:parent-style-name="Standard" style:list-style-name="L2">
      <style:text-properties fo:font-style="normal" style:text-underline-style="none" fo:font-weight="normal" officeooo:rsid="0039d5ea" officeooo:paragraph-rsid="0039d5ea" style:font-style-asian="normal" style:font-weight-asian="normal" style:font-style-complex="normal" style:font-weight-complex="normal"/>
    </style:style>
    <style:style style:name="P74" style:family="paragraph" style:parent-style-name="Standard" style:list-style-name="L2">
      <style:text-properties fo:font-style="normal" style:text-underline-style="none" fo:font-weight="normal" officeooo:rsid="0041798d" officeooo:paragraph-rsid="0041798d" style:font-style-asian="normal" style:font-weight-asian="normal" style:font-style-complex="normal" style:font-weight-complex="normal"/>
    </style:style>
    <style:style style:name="P75" style:family="paragraph" style:parent-style-name="Standard" style:list-style-name="L2">
      <style:text-properties fo:font-style="normal" style:text-underline-style="none" fo:font-weight="normal" officeooo:rsid="0041798d" officeooo:paragraph-rsid="00498fc3" style:font-style-asian="normal" style:font-weight-asian="normal" style:font-style-complex="normal" style:font-weight-complex="normal"/>
    </style:style>
    <style:style style:name="P76" style:family="paragraph" style:parent-style-name="Standard" style:list-style-name="L2">
      <style:text-properties fo:font-style="normal" style:text-underline-style="none" fo:font-weight="normal" officeooo:rsid="0041798d" officeooo:paragraph-rsid="004a2a58" style:font-style-asian="normal" style:font-weight-asian="normal" style:font-style-complex="normal" style:font-weight-complex="normal"/>
    </style:style>
    <style:style style:name="P77" style:family="paragraph" style:parent-style-name="Standard" style:list-style-name="L2">
      <style:text-properties fo:font-style="normal" style:text-underline-style="none" fo:font-weight="normal" officeooo:rsid="0041798d" officeooo:paragraph-rsid="004a2ecd" style:font-style-asian="normal" style:font-weight-asian="normal" style:font-style-complex="normal" style:font-weight-complex="normal"/>
    </style:style>
    <style:style style:name="P78" style:family="paragraph" style:parent-style-name="Standard" style:list-style-name="L2">
      <style:text-properties fo:font-style="normal" style:text-underline-style="none" fo:font-weight="normal" officeooo:rsid="0047dd5e" officeooo:paragraph-rsid="0047dd5e" style:font-style-asian="normal" style:font-weight-asian="normal" style:font-style-complex="normal" style:font-weight-complex="normal"/>
    </style:style>
    <style:style style:name="P79" style:family="paragraph" style:parent-style-name="Standard" style:list-style-name="L2">
      <style:text-properties fo:font-style="normal" style:text-underline-style="none" fo:font-weight="normal" officeooo:rsid="005091da" officeooo:paragraph-rsid="005091da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style:text-underline-style="none" fo:font-weight="normal" officeooo:rsid="005091da" officeooo:paragraph-rsid="005091da" style:font-style-asian="normal" style:font-weight-asian="normal" style:font-style-complex="normal" style:font-weight-complex="normal"/>
    </style:style>
    <style:style style:name="P81" style:family="paragraph" style:parent-style-name="Standard" style:list-style-name="L2">
      <style:text-properties officeooo:rsid="003b2df9" officeooo:paragraph-rsid="003bb7f0"/>
    </style:style>
    <style:style style:name="P82" style:family="paragraph" style:parent-style-name="Standard" style:list-style-name="L2">
      <style:text-properties officeooo:rsid="0041798d" officeooo:paragraph-rsid="0041798d"/>
    </style:style>
    <style:style style:name="P83" style:family="paragraph" style:parent-style-name="Standard" style:list-style-name="L2">
      <style:text-properties officeooo:rsid="0041798d" officeooo:paragraph-rsid="0047dd5e"/>
    </style:style>
    <style:style style:name="P84" style:family="paragraph" style:parent-style-name="Standard" style:list-style-name="L1">
      <style:paragraph-properties fo:break-before="page"/>
      <style:text-properties style:text-underline-style="none" fo:font-weight="normal" officeooo:rsid="001c35b8" officeooo:paragraph-rsid="001c35b8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73d91"/>
    </style:style>
    <style:style style:name="T3" style:family="text">
      <style:text-properties style:text-underline-style="none" fo:font-weight="bold" officeooo:rsid="00173d91" style:font-weight-asian="bold" style:font-weight-complex="bold"/>
    </style:style>
    <style:style style:name="T4" style:family="text">
      <style:text-properties style:text-underline-style="none" officeooo:rsid="0018e542"/>
    </style:style>
    <style:style style:name="T5" style:family="text">
      <style:text-properties style:text-underline-style="none" officeooo:rsid="0019a862"/>
    </style:style>
    <style:style style:name="T6" style:family="text">
      <style:text-properties style:text-underline-style="none" officeooo:rsid="001b8869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ea64c" style:font-weight-asian="normal" style:font-weight-complex="normal"/>
    </style:style>
    <style:style style:name="T9" style:family="text">
      <style:text-properties style:text-underline-style="none" fo:font-weight="normal" officeooo:rsid="002089dc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3679f"/>
    </style:style>
    <style:style style:name="T12" style:family="text">
      <style:text-properties officeooo:rsid="0013e0eb"/>
    </style:style>
    <style:style style:name="T13" style:family="text">
      <style:text-properties officeooo:rsid="00173d9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288b52"/>
    </style:style>
    <style:style style:name="T16" style:family="text">
      <style:text-properties officeooo:rsid="002ab2ae"/>
    </style:style>
    <style:style style:name="T17" style:family="text">
      <style:text-properties officeooo:rsid="002f8aff"/>
    </style:style>
    <style:style style:name="T18" style:family="text">
      <style:text-properties officeooo:rsid="0035dfb3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39d5ea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3bb7f0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3cee28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436e1a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450355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465b40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498fc3"/>
    </style:style>
    <style:style style:name="T29" style:family="text">
      <style:text-properties officeooo:rsid="004a2ecd"/>
    </style:style>
    <style:style style:name="T30" style:family="text">
      <style:text-properties officeooo:rsid="005091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val = constants</text:p>
      <text:p text:style-name="P1">var = variable</text:p>
      <text:p text:style-name="P1"/>
      <text:p text:style-name="P62">Values and variables</text:p>
      <text:p text:style-name="P58"/>
      <text:p text:style-name="P58">val x : <text:span text:style-name="T27">type </text:span><text:span text:style-name="T26">= 34</text:span></text:p>
      <text:p text:style-name="P58"/>
      <text:p text:style-name="P35">* type is optional</text:p>
      <text:p text:style-name="P35"/>
      <text:p text:style-name="P1"/>
      <text:p text:style-name="P1">StringOps is a souped up String. e.g. has .intersect()</text:p>
      <text:p text:style-name="P1"/>
      <text:p text:style-name="P1">There are only objects, no primitives. There is a RichXXX vesrion of the numbers.</text:p>
      <text:p text:style-name="P1"/>
      <text:p text:style-name="P1">1.to(10) </text:p>
      <text:p text:style-name="P1"/>
      <text:p text:style-name="P1">Here the Int 1 is converted to a RichInt and the <text:span text:style-name="T10">to</text:span> function is called.</text:p>
      <text:p text:style-name="P1"/>
      <text:p text:style-name="P2">toXX<text:span text:style-name="T1"> is now used instead of casts e.g. 4.toDouble is 4.0</text:span></text:p>
      <text:p text:style-name="P2"/>
      <text:p text:style-name="P59"/>
      <text:p text:style-name="P2"/>
      <text:p text:style-name="P4">Method Shorthand</text:p>
      <text:p text:style-name="P4"/>
      <text:p text:style-name="P4"/>
      <text:p text:style-name="P6">a method b</text:p>
      <text:p text:style-name="P6"/>
      <text:p text:style-name="P14">is shorthand for </text:p>
      <text:p text:style-name="P7"/>
      <text:p text:style-name="P7">a.method(b)</text:p>
      <text:p text:style-name="P7"/>
      <text:p text:style-name="P9">Operators as examples:</text:p>
      <text:p text:style-name="P4"/>
      <text:p text:style-name="P54">Operators are actually methods</text:p>
      <text:p text:style-name="P4"/>
      <text:p text:style-name="P54">a + b is short hand of r a.+(b)</text:p>
      <text:p text:style-name="P4"/>
      <text:p text:style-name="P8">1.to(10) </text:p>
      <text:p text:style-name="P8"/>
      <text:p text:style-name="P11">can be written as</text:p>
      <text:p text:style-name="P48"/>
      <text:p text:style-name="P55">1 to 10</text:p>
      <text:p text:style-name="P5"/>
      <text:p text:style-name="P50"/>
      <text:p text:style-name="P50"/>
      <text:p text:style-name="P61">Scala has functions in addition to methods</text:p>
      <text:p text:style-name="P52">Mathematical fucntions are found in the scala.math package. <text:span text:style-name="T12">The sclala prefix can be ommitted</text:span></text:p>
      <text:p text:style-name="P52"/>
      <text:p text:style-name="P53">&lt;console&gt;:8: error: not found: value sqrt </text:p>
      <text:p text:style-name="P53"><text:s text:c="14"/>sqrt(4) </text:p>
      <text:p text:style-name="P53"><text:s text:c="14"/>^ </text:p>
      <text:p text:style-name="P53"><text:soft-page-break/></text:p>
      <text:p text:style-name="P53">scala&gt; import math._ </text:p>
      <text:p text:style-name="P53">import math._ </text:p>
      <text:p text:style-name="P53"/>
      <text:p text:style-name="P53">scala&gt; sqrt(4) </text:p>
      <text:p text:style-name="P53">res8: Double = 2.0 </text:p>
      <text:p text:style-name="P53"/>
      <text:p text:style-name="P10">Static methods are found in companion objects</text:p>
      <text:p text:style-name="P12">the BigInt class has a companion object BigInt</text:p>
      <text:p text:style-name="P12"/>
      <text:p text:style-name="P13">scala&gt; BigInt.probablePrime(100, util.Random) </text:p>
      <text:p text:style-name="P13">res10: scala.math.BigInt = 1001063094407008417443977767129 </text:p>
      <text:p text:style-name="P13"/>
      <text:p text:style-name="P13">util.Random is a singleton object – this is one case where this beats a class.</text:p>
      <text:p text:style-name="P13"/>
      <text:p text:style-name="P36">Apply Method</text:p>
      <text:p text:style-name="P36"/>
      <text:p text:style-name="P43"><text:span text:style-name="T2">F</text:span><text:span text:style-name="T1">unctions without parameters do not have any parneteheses </text:span><text:span text:style-name="T3">if they don't change the object</text:span><text:span text:style-name="T1">!</text:span></text:p>
      <text:p text:style-name="P44"><text:span text:style-name="T1">The () can be overloaded as a way of using the apply </text:span><text:span text:style-name="T5">method</text:span><text:span text:style-name="T1">.</text:span></text:p>
      <text:p text:style-name="P44"/>
      <text:p text:style-name="P44"><text:span text:style-name="T1">“Hello”.apply(</text:span><text:span text:style-name="T4">4</text:span><text:span text:style-name="T1">) = “o”</text:span></text:p>
      <text:p text:style-name="P44"/>
      <text:p text:style-name="P15">Can be shortened to “Hello”(4)</text:p>
      <text:p text:style-name="P45"/>
      <text:p text:style-name="P15">That is:</text:p>
      <text:p text:style-name="P15"><text:s/><text:tab/>"Hello"(4) </text:p>
      <text:p text:style-name="P15">Can be shortened to:</text:p>
      <text:p text:style-name="P15"><text:tab/>"Hello".apply(4)</text:p>
      <text:p text:style-name="P45"/>
      <text:p text:style-name="P16">BigInt has a differnet apply method</text:p>
      <text:p text:style-name="P46"/>
      <text:p text:style-name="P46"><text:span text:style-name="T1">BigInt(“10”) </text:span><text:span text:style-name="T6">yields a new BigInt without having to use “new”</text:span></text:p>
      <text:p text:style-name="P46"/>
      <text:p text:style-name="P47"><text:span text:style-name="T6">U</text:span><text:span text:style-name="T1">sing the apply method of companion objects is a common Scala idiom for creating objects</text:span></text:p>
      <text:p text:style-name="P13"/>
      <text:p text:style-name="P3">Scala <text:span text:style-name="T13">Quirks</text:span></text:p>
      <text:p text:style-name="P51">Scala has no ++ <text:span text:style-name="T11">or -- operators</text:span>. <text:span text:style-name="T11">Use += 1 or -= 1</text:span></text:p>
      <text:p text:style-name="P51">* <text:span text:style-name="T11">has been replaced with _ in import statements.</text:span></text:p>
      <text:list xml:id="list4855711810100189628" text:style-name="L1">
        <text:list-item>
          <text:p text:style-name="P84">Tab shows lots of methods, remembering that operators are also methods</text:p>
        </text:list-item>
        <text:list-item>
          <text:p text:style-name="P69">res in the REPL allows you to do simple calculations</text:p>
        </text:list-item>
        <text:list-item>
          <text:p text:style-name="P69">The REPL automatically makes its variables val</text:p>
        </text:list-item>
        <text:list-item>
          <text:p text:style-name="P69">“crazy” * 3 == “Crazy.*(3) == “crazycrazycrazy”</text:p>
        </text:list-item>
        <text:list-item>
          <text:p text:style-name="P69">10 pow 2 means 10 to the powere of 2 when 10 is a BigInt</text:p>
        </text:list-item>
        <text:list-item>
          <text:p text:style-name="P69">2 ^ 1024 BigInt(“2”) pow 1024</text:p>
        </text:list-item>
        <text:list-item>
          <text:p text:style-name="P69">To use probablePrime(10, Random) as-is then:</text:p>
          <text:list>
            <text:list-header>
              <text:p text:style-name="P69">import BigInt.probablePrime</text:p>
              <text:p text:style-name="P69">import util.Random</text:p>
            </text:list-header>
          </text:list>
        </text:list-item>
        <text:list-item>
          <text:p text:style-name="P69">Convert a random big int to base 36</text:p>
          <text:list>
            <text:list-header>
              <text:p text:style-name="P70">BigInt(32, Random) // generate a 32 bit random number</text:p>
              <text:p text:style-name="P70">resXX.toString(36)</text:p>
            </text:list-header>
          </text:list>
        </text:list-item>
        <text:list-item>
          <text:p text:style-name="P71"><text:span text:style-name="T7">Find the first character of a String using "Hello" head. Find the </text:span><text:span text:style-name="T8">last</text:span><text:span text:style-name="T7"> character of a String using "Hello" </text:span><text:span text:style-name="T8">last</text:span><text:span text:style-name="T7"> </text:span></text:p>
        </text:list-item>
        <text:list-item>
          <text:p text:style-name="P72"><text:span text:style-name="T7">take, takeRight, drop, dropRight takes the X number of character from the beginning or end. More succint than substring but doesn't allow you to take a range in the middle of <text:s/>a number </text:span><text:span text:style-name="T9">unlesss you string them together e.g. “Hello” dropRight 2 drop 1 → “el”</text:span></text:p>
        </text:list-item>
      </text:list>
      <text:p text:style-name="P60"/>
      <text:p text:style-name="P49">CONTROL STRUCTURES AND FUNCTIONS</text:p>
      <text:p text:style-name="P56"/>
      <text:p text:style-name="P17">if statements have values that can be put into variables!</text:p>
      <text:p text:style-name="P17"/>
      <text:p text:style-name="P17">if (x &gt; 0) 1 else – 1</text:p>
      <text:p text:style-name="P17"/>
      <text:p text:style-name="P17">val x = if (x &gt; 0 ) 1 else – 1</text:p>
      <text:p text:style-name="P17"/>
      <text:p text:style-name="P17">this lets you set the <text:span text:style-name="T10">val</text:span> x to 1 or -1</text:p>
      <text:p text:style-name="P17">If you did it in a more traditional way, you'd have to use a var</text:p>
      <text:p text:style-name="P17"/>
      <text:p text:style-name="P17">if (x &gt; 0) s =1 else s = -1</text:p>
      <text:p text:style-name="P17"/>
      <text:p text:style-name="P17">It provides a more flexible replacement for the <text:s/>elvis operator.</text:p>
      <text:p text:style-name="P17"/>
      <text:p text:style-name="P18">They type of the expression will be Int because it will always result in an Int</text:p>
      <text:p text:style-name="P18"/>
      <text:p text:style-name="Text_20_body">If there is a mixed type expression, then the superclass Any is the type.</text:p>
      <text:p text:style-name="P18"/>
      <text:p text:style-name="P19">scala&gt; if (x&gt;0) "Positive" else -1 </text:p>
      <text:p text:style-name="P19">res39: Any = Positive </text:p>
      <text:p text:style-name="P19"/>
      <text:p text:style-name="P67">Unit is the analog of null in Java. It can be represented as ()</text:p>
      <text:p text:style-name="P68">e.g. an empty wallet with 1 dollar that you are not allowed to spend.</text:p>
      <text:p text:style-name="P20">scala&gt; val b = () </text:p>
      <text:p text:style-name="P20">b: Unit = () </text:p>
      <text:p text:style-name="P20"/>
      <text:p text:style-name="P21">There is no switch statement in Scala!!</text:p>
      <text:p text:style-name="P64">semi-colon should be used when you want multiple separate statements on the same line. <text:span text:style-name="T15">They do no harm so some people still put them in.</text:span></text:p>
      <text:p text:style-name="P22"/>
      <text:p text:style-name="P22">Scala programmers favour the Kernighan &amp; Ritchie brace style:</text:p>
      <text:p text:style-name="P22"/>
      <text:p text:style-name="P22">if (n &gt; 0) {</text:p>
      <text:p text:style-name="P22"><text:tab/>r = r * n</text:p>
      <text:p text:style-name="P22"><text:tab/>n -= 1</text:p>
      <text:p text:style-name="P22"><text:s text:c="3"/>}</text:p>
      <text:p text:style-name="P22"/>
      <text:p text:style-name="P22"/>
      <text:p text:style-name="P22"/>
      <text:p text:style-name="P37">BLOCKS {}</text:p>
      <text:p text:style-name="P23">In Scala, blocks have a value – the last line of the block is considered its value.</text:p>
      <text:p text:style-name="P37"/>
      <text:p text:style-name="P24">scala&gt; val a = {3 + 2; 5+ 8; 10 +3} // <text:span text:style-name="T16">10 +3 is taken as the value, which is 13</text:span></text:p>
      <text:p text:style-name="P24">a: Int = 13</text:p>
      <text:p text:style-name="P22"/>
      <text:p text:style-name="P25">scala&gt; val a = {3 + 2; 10 +3; "macaroni"} </text:p>
      <text:p text:style-name="P25">a: java.lang.String = macaroni </text:p>
      <text:p text:style-name="P22"/>
      <text:p text:style-name="P22"/>
      <text:p text:style-name="P26">Assignments have a Unit value!</text:p>
      <text:p text:style-name="P26"/>
      <text:p text:style-name="P26">x = y = 1 </text:p>
      <text:p text:style-name="P26"/>
      <text:p text:style-name="P26">is the same as</text:p>
      <text:p text:style-name="P26"/>
      <text:p text:style-name="P26">x = ( )</text:p>
      <text:p text:style-name="P26"/>
      <text:p text:style-name="P26">because y = 1 is an assignment, so its value is ( ) i.e. Unit</text:p>
      <text:p text:style-name="P27"/>
      <text:p text:style-name="P27">Chained assingments won't work like in Java!!</text:p>
      <text:p text:style-name="P17"/>
      <text:p text:style-name="P38">In scala ALMOST ALL CONSTRUCTS HAVE VALUES<text:span text:style-name="T14">. This includes assignments.</text:span></text:p>
      <text:p text:style-name="P38"/>
      <text:p text:style-name="P38">LOOPS</text:p>
      <text:p text:style-name="P27"/>
      <text:p text:style-name="P27">While loop is the same as Java:</text:p>
      <text:p text:style-name="P38"/>
      <text:p text:style-name="P27">while (n &gt; 0) {</text:p>
      <text:p text:style-name="P38"><text:tab/><text:span text:style-name="T14">r = r * n</text:span></text:p>
      <text:p text:style-name="P27"><text:tab/>n -= 1</text:p>
      <text:p text:style-name="P27">}</text:p>
      <text:p text:style-name="P38"/>
      <text:p text:style-name="P27">for loops don't use for (initialize; test; update)</text:p>
      <text:p text:style-name="P38"/>
      <text:p text:style-name="P27">for (I ← 1 to n)</text:p>
      <text:p text:style-name="P27"><text:tab/>r = r * I</text:p>
      <text:p text:style-name="P38"/>
      <text:p text:style-name="P65">3 to 6 == 3.to(6)</text:p>
      <text:p text:style-name="P39"/>
      <text:p text:style-name="P32">scala&gt; 3.to(6) </text:p>
      <text:p text:style-name="P32">res43: scala.collection.immutable.Range.Inclusive = Range(3, 4, 5, 6)</text:p>
      <text:p text:style-name="P39"/>
      <text:p text:style-name="P32"/>
      <text:p text:style-name="P28">The general construct of a for loop is:</text:p>
      <text:p text:style-name="P28"/>
      <text:p text:style-name="P28"/>
      <text:p text:style-name="P28">for (i &lt;- expr)</text:p>
      <text:p text:style-name="P28"/>
      <text:p text:style-name="P28">I will be whatever type a member of the collection is.</text:p>
      <text:p text:style-name="P28"/>
      <text:p text:style-name="P28">For arrays and Strings use until because we want <text:span text:style-name="T17">a range of 0 to n-1</text:span></text:p>
      <text:p text:style-name="P28"/>
      <text:p text:style-name="P28"/>
      <text:p text:style-name="P28"/>
      <text:p text:style-name="P29">val s = “Hello”</text:p>
      <text:p text:style-name="P29">var sum = 0 // sum is <text:s/>var because it will change. </text:p>
      <text:p text:style-name="P29"/>
      <text:p text:style-name="P29">for (I ← 0 unti s.size(</text:p>
      <text:p text:style-name="P29"><text:tab/>sum += s(i)</text:p>
      <text:p text:style-name="P29"/>
      <text:p text:style-name="P29">BUT scala has a simpler way</text:p>
      <text:p text:style-name="P29"/>
      <text:p text:style-name="P29">for (ch &lt;- “Hello”) sum += ch</text:p>
      <text:p text:style-name="P29"/>
      <text:p text:style-name="P30">Loops aren't used as much in Scala cf. other languages</text:p>
      <text:p text:style-name="P30"/>
      <text:p text:style-name="P40">Breaking out of loops</text:p>
      <text:p text:style-name="P31">Scala has no break; nor continue;</text:p>
      <text:p text:style-name="P31">Three options:</text:p>
      <text:p text:style-name="P31">1) use a Boolean control variable</text:p>
      <text:p text:style-name="P31">2) Use nested functions</text:p>
      <text:p text:style-name="P31">3) Use the break method in the Breaks object – <text:span text:style-name="T18">works by throwing an Exception so dont use when time is of the essence.</text:span></text:p>
      <text:p text:style-name="P31"/>
      <text:p text:style-name="P31"/>
      <text:p text:style-name="P41">Page 20 of 98. Resume from here.<text:span text:style-name="T14"> </text:span></text:p>
      <text:p text:style-name="P28"/>
      <text:p text:style-name="P28"/>
      <text:p text:style-name="P28"/>
      <text:p text:style-name="P28"/>
      <text:p text:style-name="P27"/>
      <text:p text:style-name="P17"/>
      <text:p text:style-name="P17"/>
      <text:p text:style-name="P17"/>
      <text:p text:style-name="P57"/>
      <text:p text:style-name="P51"/>
      <text:p text:style-name="P33"/>
      <text:p text:style-name="P33"/>
      <text:p text:style-name="P33"/>
      <text:p text:style-name="P42"><text:soft-page-break/>Chapter 2 answers</text:p>
      <text:list xml:id="list5806092042895970453" text:style-name="L2">
        <text:list-item>
          <text:p text:style-name="P73">Write a function to find the signum of a number:<text:line-break/><text:line-break/>def signum(number: Int) = <text:line-break/> | if (number == 0) 0 else if (number &gt; 0) 1 else -1<text:line-break/></text:p>
        </text:list-item>
        <text:list-item>
          <text:p text:style-name="P81"><text:span text:style-name="T20">A</text:span><text:span text:style-name="T19">n empty block </text:span><text:span text:style-name="T21">has </text:span><text:span text:style-name="T22">is of the type </text:span><text:span text:style-name="T19">Unit<text:line-break/></text:span><text:span text:style-name="T21">scala&gt; val a = {} </text:span></text:p>
          <text:p text:style-name="P81"><text:span text:style-name="T21">a: Unit = () </text:span><text:span text:style-name="T19"><text:line-break/></text:span></text:p>
        </text:list-item>
        <text:list-item>
          <text:p text:style-name="P82"><text:span text:style-name="T19">An assignment has a Unit. </text:span><text:span text:style-name="T23">That means here x has to be a var of type Any or Unit.</text:span><text:span text:style-name="T19"><text:line-break/><text:line-break/> <text:s text:c="5"/>var x = g = 2 </text:span></text:p>
          <text:list>
            <text:list-header>
              <text:p text:style-name="P74">x: Unit = () <text:line-break/></text:p>
            </text:list-header>
          </text:list>
        </text:list-item>
        <text:list-item>
          <text:p text:style-name="P83"><text:span text:style-name="T24">for (int i = 10; i &gt;= 0; i--) System.out.println(i);<text:line-break/><text:line-break/></text:span><text:span text:style-name="T25"> for (x &lt;- 10 to 1 by -1) println(x) </text:span><text:span text:style-name="T19"><text:line-break/></text:span></text:p>
        </text:list-item>
        <text:list-item>
          <text:p text:style-name="P78">Write a procedure (function with no return value) called countdown (n: Int)<text:line-break/><text:line-break/><text:line-break/></text:p>
        </text:list-item>
        <text:list-item>
          <text:p text:style-name="P76"><text:span text:style-name="T28">scala&gt; </text:span><text:bookmark-start text:name="__DdeLink__614_887727260"/><text:bookmark-start text:name="__DdeLink__612_887727260"/><text:span text:style-name="T28">def recurse(word: String) : Long = {</text:span></text:p>
          <text:p text:style-name="P77"><text:span text:style-name="T28"><text:tab/>if (word.length == 1) {return word.charAt(0).toLong} /* recursive methods need a base case!!! */</text:span></text:p>
          <text:list>
            <text:list-item>
              <text:list>
                <text:list-header>
                  <text:p text:style-name="P77"><text:span text:style-name="T29">else {return word.head * recurse(word.tail)}</text:span><text:bookmark-end text:name="__DdeLink__612_887727260"/><text:span text:style-name="T29">}</text:span><text:bookmark-end text:name="__DdeLink__614_887727260"/><text:span text:style-name="T29"> </text:span></text:p>
                </text:list-header>
              </text:list>
            </text:list-item>
          </text:list>
          <text:p text:style-name="P75"/>
          <text:p text:style-name="P75"><text:span text:style-name="T28">recurse: (word: String)Long </text:span><text:line-break/>* <text:span text:style-name="T30">this is a recursive method so it needs:</text:span></text:p>
          <text:list text:continue-numbering="true">
            <text:list-header>
              <text:p text:style-name="P79">result for the base case<text:line-break/>recursion for the general case<text:line-break/>a return value</text:p>
            </text:list-header>
          </text:list>
        </text:list-item>
      </text:list>
      <text:p text:style-name="P80">* The last statement can't be an assignment!</text:p>
      <text:p text:style-name="P80"/>
      <text:p text:style-name="P80"/>
      <text:p text:style-name="P80"/>
      <text:list xml:id="list134256437425217" text:continue-numbering="true" text:style-name="L2">
        <text:list-header>
          <text:p text:style-name="P74"/>
        </text:list-header>
      </text:list>
      <text:p text:style-name="P63"/>
      <text:p text:style-name="P34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3:14:25.987804279</meta:creation-date>
    <dc:date>2014-09-09T13:42:56.019399099</dc:date>
    <meta:editing-duration>PT2H20M53S</meta:editing-duration>
    <meta:editing-cycles>65</meta:editing-cycles>
    <meta:generator>LibreOffice/4.2.6.3$Linux_X86_64 LibreOffice_project/420m0$Build-3</meta:generator>
    <meta:document-statistic meta:table-count="0" meta:image-count="0" meta:object-count="0" meta:page-count="7" meta:paragraph-count="143" meta:word-count="1125" meta:character-count="5791" meta:non-whitespace-character-count="4727"/>
  </office:meta>
</office:document-meta>
</file>